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 table:number-rows-repeated="17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Probe Mach3 Z</text:p>
          </table:table-cell>
          <table:table-cell table:style-name="ce3" office:value-type="currency" office:currency="MXN" office:value="1000" calcext:value-type="currency">
            <text:p>$1,000.00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Probe Mach3 Palpador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Pares Conector Azul 4P 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Teclado MK220 Kit</text:p>
          </table:table-cell>
          <table:table-cell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Displays Voltmeter CA</text:p>
          </table:table-cell>
          <table:table-cell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Contactor Trifásico 12 Amp Bobina: 110V NA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1 Relay Con retardo 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Relay Temporizador</text:p>
          </table:table-cell>
          <table:table-cell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Distribuidores de Fuerza 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Boton Amarillo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Boton Verde</text:p>
          </table:table-cell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Hongo Estop</text:p>
          </table:table-cell>
          <table:table-cell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Polea <text:s/>30XL07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Rejillas de Aire 120mm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Ventiladores 120v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Ventiladores 220v</text:p>
          </table:table-cell>
          <table:table-cell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ensores Inductivos</text:p>
          </table:table-cell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Relay Solido <text:s/>SSR40D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8:43:43.7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6:48:54.599000000</meta:creation-date>
    <dc:date>2025-06-21T18:45:29.750000000</dc:date>
    <meta:editing-duration>PT33M16S</meta:editing-duration>
    <meta:editing-cycles>13</meta:editing-cycles>
    <meta:generator>LibreOffice/24.2.2.2$Windows_X86_64 LibreOffice_project/d56cc158d8a96260b836f100ef4b4ef25d6f1a01</meta:generator>
    <meta:document-statistic meta:table-count="1" meta:cell-count="37" meta:object-count="0"/>
  </office:meta>
</office:document-meta>
</file>